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hnschrift Light SemiCondensed" svg:font-family="'Bahnschrift Light SemiCondensed'"/>
    <style:font-face style:name="Bahnschrift Light SemiCondensed1" svg:font-family="'Bahnschrift Light SemiCondensed'" style:font-family-generic="roman" style:font-pitch="variable"/>
    <style:font-face style:name="Bahnschrift Light SemiCondensed2" svg:font-family="'Bahnschrift Light SemiCondensed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0bf13"/>
    </style:style>
    <style:style style:name="P2" style:family="paragraph" style:parent-style-name="Standard">
      <style:paragraph-properties fo:text-align="start" style:justify-single-word="false"/>
      <style:text-properties officeooo:paragraph-rsid="0001a682"/>
    </style:style>
    <style:style style:name="P3" style:family="paragraph" style:parent-style-name="Standard">
      <style:paragraph-properties fo:text-align="start" style:justify-single-word="false"/>
      <style:text-properties officeooo:paragraph-rsid="00142485"/>
    </style:style>
    <style:style style:name="P4" style:family="paragraph" style:parent-style-name="Text_20_body">
      <style:paragraph-properties fo:text-align="start" style:justify-single-word="false"/>
      <style:text-properties officeooo:paragraph-rsid="002c0d57"/>
    </style:style>
    <style:style style:name="P5" style:family="paragraph" style:parent-style-name="Text_20_body">
      <style:paragraph-properties fo:text-align="start" style:justify-single-word="false"/>
      <style:text-properties officeooo:paragraph-rsid="002ce731"/>
    </style:style>
    <style:style style:name="P6" style:family="paragraph" style:parent-style-name="Standard">
      <style:paragraph-properties fo:text-align="start" style:justify-single-word="false"/>
      <style:text-properties officeooo:rsid="001464bc" officeooo:paragraph-rsid="0023c4de"/>
    </style:style>
    <style:style style:name="P7" style:family="paragraph" style:parent-style-name="Standard">
      <style:paragraph-properties fo:text-align="start" style:justify-single-word="false"/>
      <style:text-properties officeooo:rsid="001464bc" officeooo:paragraph-rsid="0034a2d9"/>
    </style:style>
    <style:style style:name="P8" style:family="paragraph" style:parent-style-name="Standard">
      <style:paragraph-properties fo:text-align="start" style:justify-single-word="false"/>
      <style:text-properties fo:font-style="normal" officeooo:rsid="001464bc" officeooo:paragraph-rsid="001464bc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officeooo:paragraph-rsid="001b6f01" style:font-style-asian="normal" style:font-style-complex="normal"/>
    </style:style>
    <style:style style:name="P10" style:family="paragraph" style:parent-style-name="Text_20_body">
      <style:text-properties style:font-name="Bahnschrift Light SemiCondensed"/>
    </style:style>
    <style:style style:name="P11" style:family="paragraph" style:parent-style-name="Text_20_body">
      <style:text-properties style:font-name="Bahnschrift Light SemiCondensed" fo:font-size="12pt" officeooo:paragraph-rsid="0036c086" style:font-size-asian="12pt" style:font-size-complex="12pt"/>
    </style:style>
    <style:style style:name="P12" style:family="paragraph" style:parent-style-name="Text_20_body">
      <style:text-properties officeooo:paragraph-rsid="002ce731"/>
    </style:style>
    <style:style style:name="P13" style:family="paragraph" style:parent-style-name="Text_20_body">
      <style:text-properties officeooo:paragraph-rsid="0036c086"/>
    </style:style>
    <style:style style:name="P14" style:family="paragraph" style:parent-style-name="Standard">
      <style:paragraph-properties fo:text-align="center" style:justify-single-word="false"/>
      <style:text-properties officeooo:rsid="0000bf13" officeooo:paragraph-rsid="0000bf13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2pt" fo:font-style="normal" fo:font-weight="bold" officeooo:rsid="00164d33" officeooo:paragraph-rsid="00164d33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fo:font-style="normal" fo:font-weight="bold" officeooo:rsid="00182820" officeooo:paragraph-rsid="00182820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 style:list-style-name="L3">
      <style:paragraph-properties fo:text-align="start" style:justify-single-word="false"/>
      <style:text-properties fo:font-style="normal" officeooo:paragraph-rsid="001b6f01" style:font-style-asian="normal" style:font-style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officeooo:paragraph-rsid="0025b47f"/>
    </style:style>
    <style:style style:name="P19" style:family="paragraph" style:parent-style-name="Text_20_body" style:list-style-name="L1">
      <style:text-properties officeooo:paragraph-rsid="00124ebd"/>
    </style:style>
    <style:style style:name="P20" style:family="paragraph" style:parent-style-name="Text_20_body" style:list-style-name="L1">
      <style:text-properties style:font-name="Bahnschrift Light SemiCondensed" officeooo:rsid="0003824f" officeooo:paragraph-rsid="0003824f"/>
    </style:style>
    <style:style style:name="P21" style:family="paragraph" style:parent-style-name="Text_20_body" style:list-style-name="L1">
      <style:text-properties style:font-name="Bahnschrift Light SemiCondensed" officeooo:paragraph-rsid="0003fc36"/>
    </style:style>
    <style:style style:name="P22" style:family="paragraph" style:parent-style-name="Text_20_body" style:list-style-name="L2"/>
    <style:style style:name="P23" style:family="paragraph" style:parent-style-name="Text_20_body" style:list-style-name="L5">
      <style:paragraph-properties fo:margin-top="0cm" fo:margin-bottom="0cm" style:contextual-spacing="false"/>
      <style:text-properties officeooo:paragraph-rsid="002ce731"/>
    </style:style>
    <style:style style:name="P24" style:family="paragraph" style:parent-style-name="Text_20_body" style:list-style-name="L5">
      <style:text-properties officeooo:paragraph-rsid="002ce731"/>
    </style:style>
    <style:style style:name="P25" style:family="paragraph" style:parent-style-name="Text_20_body" style:list-style-name="L5">
      <style:paragraph-properties fo:margin-top="0cm" fo:margin-bottom="0cm" style:contextual-spacing="false"/>
      <style:text-properties officeooo:paragraph-rsid="004213ed"/>
    </style:style>
    <style:style style:name="T1" style:family="text">
      <style:text-properties fo:color="#ff0000" loext:opacity="100%" style:font-name="Bahnschrift Light SemiCondensed1" fo:font-size="28pt" fo:language="pt" fo:country="BR" fo:font-style="italic" fo:font-weight="bold" style:font-size-asian="28pt" style:font-style-asian="italic" style:font-weight-asian="bold" style:font-name-complex="Bahnschrift Light SemiCondensed2" style:font-size-complex="28pt" style:font-style-complex="italic" style:font-weight-complex="bold"/>
    </style:style>
    <style:style style:name="T2" style:family="text">
      <style:text-properties fo:color="#ff0000" loext:opacity="100%" style:font-name="Bahnschrift Light SemiCondensed1" fo:font-size="28pt" fo:language="pt" fo:country="BR" fo:font-style="italic" fo:font-weight="bold" officeooo:rsid="0001a682" style:font-size-asian="28pt" style:font-style-asian="italic" style:font-weight-asian="bold" style:font-name-complex="Bahnschrift Light SemiCondensed2" style:font-size-complex="28pt" style:font-style-complex="italic" style:font-weight-complex="bold"/>
    </style:style>
    <style:style style:name="T3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normal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4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normal" officeooo:rsid="0000bf13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5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normal" officeooo:rsid="0001a682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6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normal" officeooo:rsid="0025b47f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7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normal" officeooo:rsid="002c0d57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8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normal" officeooo:rsid="0038ea45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9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normal" officeooo:rsid="003d550a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10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normal" officeooo:rsid="0047872e" style:font-size-asian="12pt" style:font-style-asian="normal" style:font-weight-asian="normal" style:font-name-complex="Bahnschrift Light SemiCondensed2" style:font-size-complex="12pt" style:font-style-complex="normal" style:font-weight-complex="normal"/>
    </style:style>
    <style:style style:name="T11" style:family="text">
      <style:text-properties style:use-window-font-color="true" loext:opacity="0%" style:font-name="Bahnschrift Light SemiCondensed1" fo:font-size="12pt" fo:language="pt" fo:country="BR" fo:font-style="normal" style:text-underline-style="none" officeooo:rsid="002c0d57" style:font-size-asian="12pt" style:font-style-asian="normal" style:font-name-complex="Bahnschrift Light SemiCondensed2" style:font-size-complex="12pt" style:font-style-complex="normal"/>
    </style:style>
    <style:style style:name="T12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bold" style:font-size-asian="12pt" style:font-style-asian="normal" style:font-weight-asian="bold" style:font-name-complex="Bahnschrift Light SemiCondensed2" style:font-size-complex="12pt" style:font-style-complex="normal" style:font-weight-complex="bold"/>
    </style:style>
    <style:style style:name="T13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bold" officeooo:rsid="0001a682" style:font-size-asian="12pt" style:font-style-asian="normal" style:font-weight-asian="bold" style:font-name-complex="Bahnschrift Light SemiCondensed2" style:font-size-complex="12pt" style:font-style-complex="normal" style:font-weight-complex="bold"/>
    </style:style>
    <style:style style:name="T14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bold" officeooo:rsid="0025b47f" style:font-size-asian="12pt" style:font-style-asian="normal" style:font-weight-asian="bold" style:font-name-complex="Bahnschrift Light SemiCondensed2" style:font-size-complex="12pt" style:font-style-complex="normal" style:font-weight-complex="bold"/>
    </style:style>
    <style:style style:name="T15" style:family="text">
      <style:text-properties style:use-window-font-color="true" loext:opacity="0%" style:font-name="Bahnschrift Light SemiCondensed1" fo:font-size="12pt" fo:language="pt" fo:country="BR" fo:font-style="normal" style:text-underline-style="none" fo:font-weight="bold" officeooo:rsid="002c0d57" style:font-size-asian="12pt" style:font-style-asian="normal" style:font-weight-asian="bold" style:font-name-complex="Bahnschrift Light SemiCondensed2" style:font-size-complex="12pt" style:font-style-complex="normal" style:font-weight-complex="bold"/>
    </style:style>
    <style:style style:name="T16" style:family="text">
      <style:text-properties style:use-window-font-color="true" loext:opacity="0%" style:font-name="Bahnschrift Light SemiCondensed1" fo:font-size="12pt" fo:language="pt" fo:country="BR" style:text-underline-style="none" fo:font-weight="bold" officeooo:rsid="0019b36b" style:font-size-asian="12pt" style:font-weight-asian="bold" style:font-name-complex="Bahnschrift Light SemiCondensed2" style:font-size-complex="12pt" style:font-weight-complex="bold"/>
    </style:style>
    <style:style style:name="T17" style:family="text">
      <style:text-properties style:use-window-font-color="true" loext:opacity="0%" style:font-name="Bahnschrift Light SemiCondensed1" fo:font-size="12pt" fo:language="pt" fo:country="BR" style:text-underline-style="none" fo:font-weight="bold" officeooo:rsid="001aa780" style:font-size-asian="12pt" style:font-weight-asian="bold" style:font-name-complex="Bahnschrift Light SemiCondensed2" style:font-size-complex="12pt" style:font-weight-complex="bold"/>
    </style:style>
    <style:style style:name="T18" style:family="text">
      <style:text-properties style:use-window-font-color="true" loext:opacity="0%" style:font-name="Bahnschrift Light SemiCondensed1" fo:font-size="12pt" fo:language="pt" fo:country="BR" style:text-underline-style="none" fo:font-weight="bold" officeooo:rsid="001b6f01" style:font-size-asian="12pt" style:font-weight-asian="bold" style:font-name-complex="Bahnschrift Light SemiCondensed2" style:font-size-complex="12pt" style:font-weight-complex="bold"/>
    </style:style>
    <style:style style:name="T19" style:family="text">
      <style:text-properties style:use-window-font-color="true" loext:opacity="0%" style:font-name="Bahnschrift Light SemiCondensed1" fo:font-size="12pt" fo:language="pt" fo:country="BR" style:text-underline-style="none" fo:font-weight="bold" officeooo:rsid="001e4196" style:font-size-asian="12pt" style:font-weight-asian="bold" style:font-name-complex="Bahnschrift Light SemiCondensed2" style:font-size-complex="12pt" style:font-weight-complex="bold"/>
    </style:style>
    <style:style style:name="T20" style:family="text">
      <style:text-properties style:use-window-font-color="true" loext:opacity="0%" style:font-name="Bahnschrift Light SemiCondensed1" fo:font-size="12pt" fo:language="pt" fo:country="BR" style:text-underline-style="none" fo:font-weight="bold" officeooo:rsid="002100f4" style:font-size-asian="12pt" style:font-weight-asian="bold" style:font-name-complex="Bahnschrift Light SemiCondensed2" style:font-size-complex="12pt" style:font-weight-complex="bold"/>
    </style:style>
    <style:style style:name="T21" style:family="text">
      <style:text-properties style:use-window-font-color="true" loext:opacity="0%" style:font-name="Bahnschrift Light SemiCondensed1" fo:font-size="12pt" fo:language="pt" fo:country="BR" style:text-underline-style="none" fo:font-weight="normal" officeooo:rsid="001c92bd" style:font-size-asian="12pt" style:font-weight-asian="normal" style:font-name-complex="Bahnschrift Light SemiCondensed2" style:font-size-complex="12pt" style:font-weight-complex="normal"/>
    </style:style>
    <style:style style:name="T22" style:family="text">
      <style:text-properties style:use-window-font-color="true" loext:opacity="0%" style:font-name="Bahnschrift Light SemiCondensed1" fo:font-size="12pt" fo:language="pt" fo:country="BR" style:text-underline-style="none" fo:font-weight="normal" officeooo:rsid="001e4196" style:font-size-asian="12pt" style:font-weight-asian="normal" style:font-name-complex="Bahnschrift Light SemiCondensed2" style:font-size-complex="12pt" style:font-weight-complex="normal"/>
    </style:style>
    <style:style style:name="T23" style:family="text">
      <style:text-properties style:use-window-font-color="true" loext:opacity="0%" style:font-name="Bahnschrift Light SemiCondensed1" fo:font-size="12pt" fo:language="pt" fo:country="BR" style:text-underline-style="none" fo:font-weight="normal" officeooo:rsid="002100f4" style:font-size-asian="12pt" style:font-weight-asian="normal" style:font-name-complex="Bahnschrift Light SemiCondensed2" style:font-size-complex="12pt" style:font-weight-complex="normal"/>
    </style:style>
    <style:style style:name="T24" style:family="text">
      <style:text-properties style:use-window-font-color="true" loext:opacity="0%" style:font-name="Bahnschrift Light SemiCondensed1" fo:font-size="16pt" fo:language="pt" fo:country="BR" fo:font-style="italic" style:text-underline-style="none" fo:font-weight="bold" officeooo:rsid="0001a682" style:font-size-asian="14pt" style:font-style-asian="italic" style:font-weight-asian="bold" style:font-name-complex="Bahnschrift Light SemiCondensed2" style:font-size-complex="16pt" style:font-style-complex="italic" style:font-weight-complex="bold"/>
    </style:style>
    <style:style style:name="T25" style:family="text">
      <style:text-properties style:use-window-font-color="true" loext:opacity="0%" style:font-name="Bahnschrift Light SemiCondensed1" fo:font-size="16pt" fo:language="pt" fo:country="BR" fo:font-style="italic" style:text-underline-style="none" fo:font-weight="bold" officeooo:rsid="00142485" style:font-size-asian="14pt" style:font-style-asian="italic" style:font-weight-asian="bold" style:font-name-complex="Bahnschrift Light SemiCondensed2" style:font-size-complex="16pt" style:font-style-complex="italic" style:font-weight-complex="bold"/>
    </style:style>
    <style:style style:name="T26" style:family="text">
      <style:text-properties style:use-window-font-color="true" loext:opacity="0%" style:font-name="Bahnschrift Light SemiCondensed1" fo:font-size="16pt" fo:language="pt" fo:country="BR" style:text-underline-style="none" fo:font-weight="bold" style:font-size-asian="14pt" style:font-weight-asian="bold" style:font-name-complex="Bahnschrift Light SemiCondensed2" style:font-size-complex="16pt" style:font-weight-complex="bold"/>
    </style:style>
    <style:style style:name="T27" style:family="text">
      <style:text-properties style:use-window-font-color="true" loext:opacity="0%" style:font-name="Bahnschrift Light SemiCondensed1" fo:font-size="16pt" fo:language="pt" fo:country="BR" style:text-underline-style="none" fo:font-weight="bold" officeooo:rsid="0001a682" style:font-size-asian="14pt" style:font-weight-asian="bold" style:font-name-complex="Bahnschrift Light SemiCondensed2" style:font-size-complex="16pt" style:font-weight-complex="bold"/>
    </style:style>
    <style:style style:name="T28" style:family="text">
      <style:text-properties style:use-window-font-color="true" loext:opacity="0%" style:font-name="Bahnschrift Light SemiCondensed1" fo:font-size="16pt" fo:language="pt" fo:country="BR" fo:font-style="normal" style:text-underline-style="none" fo:font-weight="bold" style:font-size-asian="14pt" style:font-style-asian="normal" style:font-weight-asian="bold" style:font-name-complex="Bahnschrift Light SemiCondensed2" style:font-size-complex="16pt" style:font-style-complex="normal" style:font-weight-complex="bold"/>
    </style:style>
    <style:style style:name="T29" style:family="text">
      <style:text-properties style:use-window-font-color="true" loext:opacity="0%" style:font-name="Bahnschrift Light SemiCondensed1" fo:font-size="16pt" fo:language="pt" fo:country="BR" fo:font-style="normal" style:text-underline-style="none" fo:font-weight="bold" officeooo:rsid="0023c4de" style:font-size-asian="14pt" style:font-style-asian="normal" style:font-weight-asian="bold" style:font-name-complex="Bahnschrift Light SemiCondensed2" style:font-size-complex="16pt" style:font-style-complex="normal" style:font-weight-complex="bold"/>
    </style:style>
    <style:style style:name="T30" style:family="text">
      <style:text-properties style:use-window-font-color="true" loext:opacity="0%" style:font-name="Bahnschrift Light SemiCondensed1" fo:font-size="16pt" fo:language="pt" fo:country="BR" fo:font-style="normal" style:text-underline-style="none" fo:font-weight="bold" officeooo:rsid="001464bc" style:font-size-asian="14pt" style:font-style-asian="normal" style:font-weight-asian="bold" style:font-name-complex="Bahnschrift Light SemiCondensed2" style:font-size-complex="16pt" style:font-style-complex="normal" style:font-weight-complex="bold"/>
    </style:style>
    <style:style style:name="T31" style:family="text">
      <style:text-properties style:use-window-font-color="true" loext:opacity="0%" style:font-name="Bahnschrift Light SemiCondensed1" fo:font-size="16pt" fo:language="pt" fo:country="BR" fo:font-style="normal" style:text-underline-style="none" fo:font-weight="bold" officeooo:rsid="0034a2d9" style:font-size-asian="14pt" style:font-style-asian="normal" style:font-weight-asian="bold" style:font-name-complex="Bahnschrift Light SemiCondensed2" style:font-size-complex="16pt" style:font-style-complex="normal" style:font-weight-complex="bold"/>
    </style:style>
    <style:style style:name="T32" style:family="text">
      <style:text-properties style:use-window-font-color="true" loext:opacity="0%" style:font-name="Bahnschrift Light SemiCondensed1" fo:language="pt" fo:country="BR" style:text-underline-style="none" style:font-name-complex="Bahnschrift Light SemiCondensed2"/>
    </style:style>
    <style:style style:name="T33" style:family="text">
      <style:text-properties style:use-window-font-color="true" loext:opacity="0%" style:font-name="Bahnschrift Light SemiCondensed1" fo:language="pt" fo:country="BR" style:text-underline-style="none" officeooo:rsid="001464bc" style:font-name-complex="Bahnschrift Light SemiCondensed2"/>
    </style:style>
    <style:style style:name="T34" style:family="text">
      <style:text-properties style:use-window-font-color="true" loext:opacity="0%" style:font-name="Bahnschrift Light SemiCondensed1" fo:language="pt" fo:country="BR" style:text-underline-style="none" fo:font-weight="normal" style:font-weight-asian="normal" style:font-name-complex="Bahnschrift Light SemiCondensed2" style:font-weight-complex="normal"/>
    </style:style>
    <style:style style:name="T35" style:family="text">
      <style:text-properties style:use-window-font-color="true" loext:opacity="0%" style:font-name="Bahnschrift Light SemiCondensed1" fo:language="pt" fo:country="BR" style:text-underline-style="none" fo:font-weight="normal" officeooo:rsid="0019b36b" style:font-weight-asian="normal" style:font-name-complex="Bahnschrift Light SemiCondensed2" style:font-weight-complex="normal"/>
    </style:style>
    <style:style style:name="T36" style:family="text">
      <style:text-properties style:use-window-font-color="true" loext:opacity="0%" style:font-name="Nimbus Mono PS" fo:font-size="12pt" fo:language="pt" fo:country="BR" fo:font-style="normal" style:text-underline-style="none" fo:font-weight="normal" officeooo:rsid="002c0d57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use-window-font-color="true" loext:opacity="0%" style:font-name="Bahnschrift Light SemiCondensed" fo:font-size="12pt" fo:language="pt" fo:country="BR" fo:font-style="normal" style:text-underline-style="none" fo:font-weight="normal" officeooo:rsid="002c0d57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use-window-font-color="true" loext:opacity="0%" style:font-name="Bahnschrift Light SemiCondensed" fo:font-size="12pt" fo:language="pt" fo:country="BR" fo:font-style="normal" style:text-underline-style="none" officeooo:rsid="002c0d57" style:font-size-asian="12pt" style:font-style-asian="normal" style:font-size-complex="12pt" style:font-style-complex="normal"/>
    </style:style>
    <style:style style:name="T39" style:family="text">
      <style:text-properties style:use-window-font-color="true" loext:opacity="0%" style:font-name="Bahnschrift Light SemiCondensed" fo:font-size="12pt" fo:language="pt" fo:country="BR" fo:font-style="normal" style:text-underline-style="none" fo:font-weight="bold" officeooo:rsid="002eb35c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style:use-window-font-color="true" loext:opacity="0%" style:font-name="Bahnschrift Light SemiCondensed" fo:font-size="12pt" fo:language="pt" fo:country="BR" fo:font-style="normal" style:text-underline-style="none" fo:font-weight="bold" officeooo:rsid="002c0d57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03824f" style:font-weight-asian="bold" style:font-weight-complex="bold"/>
    </style:style>
    <style:style style:name="T43" style:family="text">
      <style:text-properties fo:font-weight="bold" officeooo:rsid="0003fc36" style:font-weight-asian="bold" style:font-weight-complex="bold"/>
    </style:style>
    <style:style style:name="T44" style:family="text">
      <style:text-properties fo:font-weight="bold" officeooo:rsid="0044ab92" style:font-weight-asian="bold" style:font-weight-complex="bold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04fe93" style:font-weight-asian="normal" style:font-weight-complex="normal"/>
    </style:style>
    <style:style style:name="T47" style:family="text">
      <style:text-properties fo:font-weight="normal" officeooo:rsid="0003fc36" style:font-weight-asian="normal" style:font-weight-complex="normal"/>
    </style:style>
    <style:style style:name="T48" style:family="text">
      <style:text-properties fo:font-weight="normal" officeooo:rsid="000eefb6" style:font-weight-asian="normal" style:font-weight-complex="normal"/>
    </style:style>
    <style:style style:name="T49" style:family="text">
      <style:text-properties officeooo:rsid="0004fe93"/>
    </style:style>
    <style:style style:name="T50" style:family="text">
      <style:text-properties officeooo:rsid="000e6050"/>
    </style:style>
    <style:style style:name="T51" style:family="text">
      <style:text-properties officeooo:rsid="000e96de"/>
    </style:style>
    <style:style style:name="T52" style:family="text">
      <style:text-properties style:font-name="Bahnschrift Light SemiCondensed"/>
    </style:style>
    <style:style style:name="T53" style:family="text">
      <style:text-properties style:font-name="Bahnschrift Light SemiCondensed" officeooo:rsid="0003824f"/>
    </style:style>
    <style:style style:name="T54" style:family="text">
      <style:text-properties style:font-name="Bahnschrift Light SemiCondensed" fo:font-weight="bold" style:font-weight-asian="bold" style:font-weight-complex="bold"/>
    </style:style>
    <style:style style:name="T55" style:family="text">
      <style:text-properties style:font-name="Bahnschrift Light SemiCondensed" fo:font-weight="bold" officeooo:rsid="0003824f" style:font-weight-asian="bold" style:font-weight-complex="bold"/>
    </style:style>
    <style:style style:name="T56" style:family="text">
      <style:text-properties style:font-name="Bahnschrift Light SemiCondensed" fo:font-weight="bold" officeooo:rsid="00124ebd" style:font-weight-asian="bold" style:font-weight-complex="bold"/>
    </style:style>
    <style:style style:name="T57" style:family="text">
      <style:text-properties style:font-name="Bahnschrift Light SemiCondensed" fo:font-weight="bold" officeooo:rsid="003bbcc3" style:font-weight-asian="bold" style:font-weight-complex="bold"/>
    </style:style>
    <style:style style:name="T58" style:family="text">
      <style:text-properties style:font-name="Bahnschrift Light SemiCondensed" fo:font-weight="bold" officeooo:rsid="0044042c" style:font-weight-asian="bold" style:font-weight-complex="bold"/>
    </style:style>
    <style:style style:name="T59" style:family="text">
      <style:text-properties style:font-name="Bahnschrift Light SemiCondensed" fo:font-weight="normal" style:font-weight-asian="normal" style:font-weight-complex="normal"/>
    </style:style>
    <style:style style:name="T60" style:family="text">
      <style:text-properties style:font-name="Bahnschrift Light SemiCondensed" fo:font-weight="normal" officeooo:rsid="00124ebd" style:font-weight-asian="normal" style:font-weight-complex="normal"/>
    </style:style>
    <style:style style:name="T61" style:family="text">
      <style:text-properties style:font-name="Bahnschrift Light SemiCondensed" fo:font-weight="normal" officeooo:rsid="003bbcc3" style:font-weight-asian="normal" style:font-weight-complex="normal"/>
    </style:style>
    <style:style style:name="T62" style:family="text">
      <style:text-properties style:font-name="Bahnschrift Light SemiCondensed" fo:font-weight="normal" officeooo:rsid="0003824f" style:font-weight-asian="normal" style:font-weight-complex="normal"/>
    </style:style>
    <style:style style:name="T63" style:family="text">
      <style:text-properties style:font-name="Bahnschrift Light SemiCondensed" fo:font-weight="normal" officeooo:rsid="003e9044" style:font-weight-asian="normal" style:font-weight-complex="normal"/>
    </style:style>
    <style:style style:name="T64" style:family="text">
      <style:text-properties style:font-name="Bahnschrift Light SemiCondensed" fo:font-weight="normal" officeooo:rsid="003eed31" style:font-weight-asian="normal" style:font-weight-complex="normal"/>
    </style:style>
    <style:style style:name="T65" style:family="text">
      <style:text-properties style:font-name="Bahnschrift Light SemiCondensed" fo:font-weight="normal" officeooo:rsid="0041729c" style:font-weight-asian="normal" style:font-weight-complex="normal"/>
    </style:style>
    <style:style style:name="T66" style:family="text">
      <style:text-properties style:font-name="Bahnschrift Light SemiCondensed" officeooo:rsid="002eb35c"/>
    </style:style>
    <style:style style:name="T67" style:family="text">
      <style:text-properties style:font-name="Bahnschrift Light SemiCondensed" officeooo:rsid="003026c4"/>
    </style:style>
    <style:style style:name="T68" style:family="text">
      <style:text-properties style:font-name="Bahnschrift Light SemiCondensed" fo:font-size="12pt" style:font-size-asian="12pt" style:font-size-complex="12pt"/>
    </style:style>
    <style:style style:name="T69" style:family="text">
      <style:text-properties style:font-name="Bahnschrift Light SemiCondensed" officeooo:rsid="003bbcc3"/>
    </style:style>
    <style:style style:name="T70" style:family="text">
      <style:text-properties style:font-name="Bahnschrift Light SemiCondensed" officeooo:rsid="0048db43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 loext:marker-style-name="T1"><text:span text:style-name="T1">Protocolo SNMP </text:span><text:span text:style-name="T2">( Simple Network Managment Protocol)</text:span></text:p>
      <text:p text:style-name="P14" loext:marker-style-name="T1"><text:span text:style-name="T1"/></text:p>
      <text:p text:style-name="P1"><text:span text:style-name="T3"><text:tab/>N</text:span><text:span text:style-name="T4">este tópico da Maratona Backend veremos um pouco sobre o procolo de rede SNMP. Esse protocolo atua na sétima camada do modelo OSI, por sua vez na camada de Aplicação do Modelo </text:span><text:span text:style-name="T9">OSI</text:span><text:span text:style-name="T4">.</text:span></text:p>
      <text:p text:style-name="P1"><text:span text:style-name="T24"/></text:p>
      <text:p text:style-name="P2"><text:span text:style-name="T24"><text:tab/></text:span><text:span text:style-name="T5">O protocolo SNMP é um protocolo para gerenciamento de redes, onde o administrador do sistema consegue monitorar, controlar e gerenciar dispostivos de uma rede, como </text:span><text:span text:style-name="T13">roteadores</text:span><text:span text:style-name="T5">,</text:span><text:span text:style-name="T13"> servidores</text:span><text:span text:style-name="T5">,</text:span><text:span text:style-name="T13"> impressoras</text:span><text:span text:style-name="T5">,</text:span><text:span text:style-name="T13"> firewalls</text:span><text:span text:style-name="T5">, e</text:span><text:span text:style-name="T13"> entre outros.</text:span></text:p>
      <text:p text:style-name="P2"><text:span text:style-name="T4"/></text:p>
      <text:p text:style-name="Text_20_body"><text:tab/><text:span text:style-name="T52">O </text:span><text:span text:style-name="Strong_20_Emphasis"><text:span text:style-name="T52">SNMP</text:span></text:span><text:span text:style-name="T52"> é um </text:span><text:span text:style-name="Strong_20_Emphasis"><text:span text:style-name="T52">protocolo de gerenciamento de redes</text:span></text:span><text:span text:style-name="T52"> utilizado para monitorar, controlar e gerenciar dispositivos em uma rede, como </text:span><text:span text:style-name="Strong_20_Emphasis"><text:span text:style-name="T52">roteadores</text:span></text:span><text:span text:style-name="T52">, </text:span><text:span text:style-name="Strong_20_Emphasis"><text:span text:style-name="T52">switches</text:span></text:span><text:span text:style-name="T52">, </text:span><text:span text:style-name="Strong_20_Emphasis"><text:span text:style-name="T52">servidores</text:span></text:span><text:span text:style-name="T52">, </text:span><text:span text:style-name="Strong_20_Emphasis"><text:span text:style-name="T52">impressoras</text:span></text:span><text:span text:style-name="T52">, </text:span><text:span text:style-name="Strong_20_Emphasis"><text:span text:style-name="T52">firewalls</text:span></text:span><text:span text:style-name="T52">, </text:span><text:span text:style-name="T54">entre outros</text:span><text:span text:style-name="T52">. Ele permite que os administradores de rede coletem informações sobre o desempenho, estado e configurações desses dispositivos, </text:span><text:span text:style-name="T53">tendo suas principais funções como </text:span><text:span text:style-name="T55">Monitoramento de </text:span><text:span text:style-name="T58">D</text:span><text:span text:style-name="T55">ispositivos</text:span><text:span text:style-name="T62">,</text:span><text:span text:style-name="T55"> Gerenciamento </text:span><text:span text:style-name="T58">R</text:span><text:span text:style-name="T55">emoto </text:span><text:span text:style-name="T62">e</text:span><text:span text:style-name="T55"> Notificações de </text:span><text:span text:style-name="T58">F</text:span><text:span text:style-name="T55">alhas.</text:span></text:p>
      <text:p text:style-name="P10"><text:span text:style-name="T42"/></text:p>
      <text:p text:style-name="P3"><text:span text:style-name="T25">Funcionalidades</text:span><text:span text:style-name="T24">:</text:span></text:p>
      <text:p text:style-name="P3"><text:span text:style-name="T24"/></text:p>
      <text:list text:style-name="L1">
        <text:list-item>
          <text:p text:style-name="P20"><text:span text:style-name="T41">Monitoramento de </text:span><text:span text:style-name="T44">D</text:span><text:span text:style-name="T41">ispositivos:</text:span><text:span text:style-name="T45"> </text:span><text:span text:style-name="T48">Permite a verificação d</text:span>o uso de CPU, largura de banda, estado das portas e mais.</text:p>
        </text:list-item>
        <text:list-item>
          <text:p text:style-name="P21"><text:span text:style-name="T43">Gerenciamento </text:span><text:span text:style-name="T44">R</text:span><text:span text:style-name="T43">emoto:</text:span><text:span text:style-name="T47"> </text:span><text:span text:style-name="T46">No protocolo SNMP temos senhas ou chaves de acesso que chamamos de comunidades SNMP que permitem que tipo de acesso um determinado administrador pode ter. </text:span>Geralmente essas comunidades atuam com controles simples, como quem pode acessar, <text:span text:style-name="T49">e se é possível verificar apenas a leitura ou também fazer a escrita, </text:span><text:span text:style-name="T50">porém na Comunidade SNMP v3 é implementado para uma maior segurança a criptografia. </text:span><text:span text:style-name="T51">Dependendo do acesso é possível configurar, controlar os dispositivos e até mesmo reniciá-los.</text:span></text:p>
        </text:list-item>
        <text:list-item>
          <text:p text:style-name="P19"><text:span text:style-name="T56">Notificação de falhas: <text:s/></text:span><text:span text:style-name="T60">Permiti o envio de mensagens de alertas de mensagens de falha, sem</text:span><text:span text:style-name="T63">pre</text:span><text:span text:style-name="T60"> </text:span><text:span text:style-name="T64">que </text:span><text:span text:style-name="T63">houver</text:span><text:span text:style-name="T60"> uma falha em um dispositivo ou este atingir um limite de desempenho.</text:span></text:p>
        </text:list-item>
      </text:list>
      <text:list text:style-name="L2">
        <text:list-header>
          <text:p text:style-name="P22"><text:soft-page-break/></text:p>
        </text:list-header>
      </text:list>
      <text:p text:style-name="P8"><text:span text:style-name="T27">C</text:span><text:span text:style-name="T26">omponentes:</text:span></text:p>
      <text:p text:style-name="P8"><text:span text:style-name="T26"/></text:p>
      <text:list text:style-name="L3">
        <text:list-item>
          <text:p text:style-name="P15"><text:span text:style-name="T33">G</text:span><text:span text:style-name="T32">erente (Manager): </text:span><text:span text:style-name="T34">É o sistema que faz o controle ou monitoramento de um dispositivo.</text:span></text:p>
        </text:list-item>
        <text:list-item>
          <text:p text:style-name="P16"><text:span text:style-name="T32">Agente (Agent): </text:span><text:span text:style-name="T34">São os dispositivos que serão acessados, </text:span><text:span text:style-name="T35">como roteadores, switches, servidores.</text:span></text:p>
        </text:list-item>
        <text:list-item>
          <text:p text:style-name="P17"><text:span text:style-name="T16">M</text:span><text:span text:style-name="T17">IB (Managment Information Base</text:span><text:span text:style-name="T18">)</text:span><text:span text:style-name="T17">: <text:s/></text:span><text:span text:style-name="T21">São os dados específicos do dispositivo agente. Elas são dividas em categorias hierárquicas. </text:span><text:span text:style-name="T22">Todas essas MIBS são classificas atráves de um número indentificador chamado </text:span><text:span text:style-name="T19">OID </text:span><text:span text:style-name="T20">(Object Identifier)</text:span><text:span text:style-name="T23">.</text:span></text:p>
        </text:list-item>
      </text:list>
      <text:p text:style-name="P9"><text:span text:style-name="T23"/></text:p>
      <text:p text:style-name="P9"><text:span text:style-name="T23"/></text:p>
      <text:p text:style-name="P6"><text:span text:style-name="Strong_20_Emphasis"><text:span text:style-name="T29">Funções</text:span></text:span><text:span text:style-name="Strong_20_Emphasis"><text:span text:style-name="T28">:</text:span></text:span></text:p>
      <text:p text:style-name="P6"><text:span text:style-name="Strong_20_Emphasis"><text:span text:style-name="T30"/></text:span></text:p>
      <text:list text:style-name="L4">
        <text:list-item>
          <text:p text:style-name="P18"><text:span text:style-name="Strong_20_Emphasis"><text:span text:style-name="T14">Get: </text:span></text:span><text:span text:style-name="Strong_20_Emphasis"><text:span text:style-name="T6">O gerente solicita uma informação ao agente.</text:span></text:span></text:p>
        </text:list-item>
        <text:list-item>
          <text:p text:style-name="P18"><text:span text:style-name="Strong_20_Emphasis"><text:span text:style-name="T14">Response: </text:span></text:span><text:span text:style-name="Strong_20_Emphasis"><text:span text:style-name="T6">O agente devolve a resposta solicitada ao gerente.</text:span></text:span></text:p>
        </text:list-item>
        <text:list-item>
          <text:p text:style-name="P18"><text:span text:style-name="Strong_20_Emphasis"><text:span text:style-name="T14">Set: </text:span></text:span><text:span text:style-name="Strong_20_Emphasis"><text:span text:style-name="T6">O gerente faz a configuração do dispositivo.</text:span></text:span></text:p>
        </text:list-item>
        <text:list-item>
          <text:p text:style-name="P18"><text:span text:style-name="Strong_20_Emphasis"><text:span text:style-name="T14">Trap: </text:span></text:span><text:span text:style-name="Strong_20_Emphasis"><text:span text:style-name="T6">O agente retorna mensagens de falha ao gerente.</text:span></text:span></text:p>
        </text:list-item>
      </text:list>
      <text:p text:style-name="P4"><text:span text:style-name="Strong_20_Emphasis"><text:span text:style-name="T6"><text:line-break/></text:span></text:span><text:span text:style-name="Strong_20_Emphasis"><text:span text:style-name="T7">Vamos </text:span></text:span><text:span text:style-name="Strong_20_Emphasis"><text:span text:style-name="T10">praticar</text:span></text:span><text:span text:style-name="Strong_20_Emphasis"><text:span text:style-name="T7">?</text:span></text:span></text:p>
      <text:p text:style-name="P4"><text:span text:style-name="Strong_20_Emphasis"><text:span text:style-name="T7"/></text:span></text:p>
      <text:p text:style-name="P4"><text:span text:style-name="Strong_20_Emphasis"><text:span text:style-name="T7">1. </text:span></text:span><text:span text:style-name="Strong_20_Emphasis"><text:span text:style-name="T15">Instalar o Pacote SNMP:</text:span></text:span></text:p>
      <text:p text:style-name="P4"><text:span text:style-name="Strong_20_Emphasis"><text:span text:style-name="T15"><text:tab/></text:span></text:span><text:span text:style-name="Strong_20_Emphasis"><text:span text:style-name="T7">Para isso vamos utilizar o seguinte comando no terminal linux.</text:span></text:span></text:p>
      <text:p text:style-name="P4"><text:span text:style-name="Strong_20_Emphasis"><text:span text:style-name="T7"><text:tab/></text:span></text:span><text:span text:style-name="Source_20_Text"><text:span text:style-name="T36">sudo apt-get install snmp</text:span></text:span></text:p>
      <text:p text:style-name="P4"><text:span text:style-name="Strong_20_Emphasis"><text:span text:style-name="T7">2.</text:span></text:span><text:span text:style-name="Strong_20_Emphasis"><text:span text:style-name="T15"> </text:span></text:span><text:span text:style-name="Strong_20_Emphasis"><text:span text:style-name="T11">C</text:span></text:span><text:span text:style-name="Strong_20_Emphasis"><text:span text:style-name="T15">onsultador o OID Específico:</text:span></text:span></text:p>
      <text:p text:style-name="P5"><text:span text:style-name="Strong_20_Emphasis"><text:span text:style-name="T15"><text:tab/></text:span></text:span><text:span text:style-name="Source_20_Text"><text:span text:style-name="T36">snmpget -v 2c -c COMMUNITY IP_DO_DISPOSITIVO OID</text:span></text:span></text:p>
      <text:list text:style-name="L5">
        <text:list-item>
          <text:p text:style-name="P23"><text:span text:style-name="Source_20_Text"><text:span text:style-name="T54">-v 2c</text:span></text:span><text:span text:style-name="T54">:</text:span><text:span text:style-name="T52"> Especifica a versão do SNMP </text:span><text:span text:style-name="T66">sendo</text:span><text:span text:style-name="T52"> </text:span><text:span text:style-name="Strong_20_Emphasis"><text:span text:style-name="T52">1</text:span></text:span><text:span text:style-name="T52">, <text:s/></text:span><text:span text:style-name="Strong_20_Emphasis"><text:span text:style-name="T52">2</text:span></text:span><text:span text:style-name="Strong_20_Emphasis"><text:span text:style-name="T70">c</text:span></text:span><text:span text:style-name="Strong_20_Emphasis"><text:span text:style-name="T52"> </text:span></text:span><text:span text:style-name="T52">ou </text:span><text:span text:style-name="Strong_20_Emphasis"><text:span text:style-name="T52">3</text:span></text:span><text:span text:style-name="T52">. </text:span></text:p>
          <text:p text:style-name="P23"><text:span text:style-name="T52"/></text:p>
        </text:list-item>
        <text:list-item>
          <text:p text:style-name="P25"><text:span text:style-name="Source_20_Text"><text:span text:style-name="T54">-c COMMUNITY</text:span></text:span><text:span text:style-name="T54">:</text:span><text:span text:style-name="T52"> A </text:span><text:span text:style-name="Strong_20_Emphasis"><text:span text:style-name="T52">comunidade SNMP</text:span></text:span><text:span text:style-name="T52">, que funciona como uma senha </text:span><text:span text:style-name="T67">sendo </text:span><text:span text:style-name="T54">"public"</text:span><text:span text:style-name="T52"> para leitura e </text:span><text:span text:style-name="T54">"private"</text:span><text:span text:style-name="T52"> para leitura e escrita, </text:span><text:span text:style-name="T69">ou </text:span><text:span text:style-name="T57">“quicksip”</text:span><text:span text:style-name="T61"> </text:span><text:span text:style-name="T65">como exemplo de permissão personalizada.</text:span><text:span text:style-name="T59"> </text:span></text:p>
          <text:p text:style-name="P23"><text:span text:style-name="T52"/></text:p>
        </text:list-item>
        <text:list-item>
          <text:p text:style-name="P23"><text:span text:style-name="Source_20_Text"><text:span text:style-name="T54">IP_DO_DISPOSITIVO</text:span></text:span><text:span text:style-name="T54">:</text:span><text:span text:style-name="T52"> O </text:span><text:span text:style-name="Strong_20_Emphasis"><text:span text:style-name="T52">IP</text:span></text:span><text:span text:style-name="T52"> do dispositivo SNMP. </text:span></text:p>
          <text:p text:style-name="P23"><text:span text:style-name="T52"/></text:p>
        </text:list-item>
        <text:list-item>
          <text:p text:style-name="P24"><text:span text:style-name="Source_20_Text"><text:span text:style-name="T40">OID:</text:span></text:span><text:span text:style-name="Source_20_Text"><text:span text:style-name="T37"> O </text:span></text:span><text:span text:style-name="Strong_20_Emphasis"><text:span text:style-name="T39">OID</text:span></text:span><text:span text:style-name="Source_20_Text"><text:span text:style-name="T37"> que você quer consultar. </text:span></text:span></text:p>
        </text:list-item>
      </text:list>
      <text:p text:style-name="P12"><text:soft-page-break/><text:span text:style-name="Source_20_Text"><text:span text:style-name="T37"/></text:span></text:p>
      <text:p text:style-name="P7"><text:span text:style-name="Strong_20_Emphasis"><text:span text:style-name="T30"/></text:span></text:p>
      <text:p text:style-name="P7"><text:span text:style-name="Strong_20_Emphasis"><text:span text:style-name="T28">Comand</text:span></text:span><text:span text:style-name="Strong_20_Emphasis"><text:span text:style-name="T31">os comuns</text:span></text:span><text:span text:style-name="Strong_20_Emphasis"><text:span text:style-name="T28">:</text:span></text:span></text:p>
      <text:p text:style-name="P7"><text:span text:style-name="Strong_20_Emphasis"><text:span text:style-name="T28"/></text:span></text:p>
      <text:p text:style-name="P7"><text:span text:style-name="Strong_20_Emphasis"><text:span text:style-name="T12">snmpd -f -L <text:s text:c="3"/>: <text:s text:c="2"/></text:span></text:span><text:span text:style-name="Strong_20_Emphasis"><text:span text:style-name="T8">Usado para inicializar o snmpd no container.</text:span></text:span></text:p>
      <text:p text:style-name="P7"><text:span text:style-name="Strong_20_Emphasis"><text:span text:style-name="T30"/></text:span></text:p>
      <text:p text:style-name="P13"><text:span text:style-name="Source_20_Text"><text:span text:style-name="Strong_20_Emphasis"><text:span text:style-name="T38">snmpget</text:span></text:span></text:span><text:span text:style-name="Source_20_Text"><text:span text:style-name="T37">: Recupera o valor de um objeto específico em um dispositivo de rede.</text:span></text:span></text:p>
      <text:p text:style-name="P13"><text:span text:style-name="Strong_20_Emphasis"><text:span text:style-name="T68">Exemplo</text:span></text:span><text:span text:style-name="T68">: </text:span><text:span text:style-name="Source_20_Text"><text:span text:style-name="T68">snmpget -v 2c -c public 127.0.0.1 sysUpTime.0</text:span></text:span></text:p>
      <text:p text:style-name="P13"><text:span text:style-name="Source_20_Text"><text:span text:style-name="T68"/></text:span></text:p>
      <text:p text:style-name="P13"><text:span text:style-name="Strong_20_Emphasis"><text:span text:style-name="T68">snmpwalk</text:span></text:span><text:span text:style-name="T68">: Percorre uma subárvore de objetos SNMP, recuperando múltiplos valores.</text:span></text:p>
      <text:p text:style-name="P13"><text:span text:style-name="Strong_20_Emphasis"><text:span text:style-name="T68">Exemplo</text:span></text:span><text:span text:style-name="T68">: </text:span><text:span text:style-name="Source_20_Text"><text:span text:style-name="T68">snmpwalk -v 2c -c public 127.0.0.1 system</text:span></text:span><text:span text:style-name="T68"> </text:span></text:p>
      <text:p text:style-name="P11"/>
      <text:p text:style-name="P13"><text:span text:style-name="Strong_20_Emphasis"><text:span text:style-name="T68">snmpbulkwalk</text:span></text:span><text:span text:style-name="T68">: Semelhante ao </text:span><text:span text:style-name="Source_20_Text"><text:span text:style-name="T68">snmpwalk</text:span></text:span><text:span text:style-name="T68">, mas utiliza operações bulk para eficiência.</text:span></text:p>
      <text:p text:style-name="P13"><text:span text:style-name="Strong_20_Emphasis"><text:span text:style-name="T68">Exemplo</text:span></text:span><text:span text:style-name="T68">: </text:span><text:span text:style-name="Source_20_Text"><text:span text:style-name="T68">snmpbulkwalk -v 2c -c public 127.0.0.1 system</text:span></text:span><text:span text:style-name="T68"> </text:span></text:p>
      <text:p text:style-name="P13"><text:span text:style-name="Strong_20_Emphasis"><text:span text:style-name="T68"/></text:span></text:p>
      <text:p text:style-name="P13"><text:span text:style-name="Strong_20_Emphasis"><text:span text:style-name="T68">snmpgetnext</text:span></text:span><text:span text:style-name="T68">: Recupera o próximo objeto SNMP na hierarquia de MIB.</text:span></text:p>
      <text:p text:style-name="P13"><text:span text:style-name="Strong_20_Emphasis"><text:span text:style-name="T68">Exemplo</text:span></text:span><text:span text:style-name="T68">: </text:span><text:span text:style-name="Source_20_Text"><text:span text:style-name="T68">snmpgetnext -v 2c -c public 127.0.0.1 sysUpTime</text:span></text:span><text:span text:style-name="T68"> </text:span></text:p>
      <text:p text:style-name="P13"><text:span text:style-name="Strong_20_Emphasis"><text:span text:style-name="T68"/></text:span></text:p>
      <text:p text:style-name="P13"><text:span text:style-name="Strong_20_Emphasis"><text:span text:style-name="T68">snmpset</text:span></text:span><text:span text:style-name="T68">: Define ou altera o valor de um objeto SNMP em um dispositivo.</text:span></text:p>
      <text:p text:style-name="P13"><text:span text:style-name="Strong_20_Emphasis"><text:span text:style-name="T68">Exemplo</text:span></text:span><text:span text:style-name="T68">: </text:span><text:span text:style-name="Source_20_Text"><text:span text:style-name="T68">snmpset -v 2c -c private 127.0.0.1 sysContact.0 s "admin@example.com"</text:span></text:span><text:span text:style-name="T68"> </text:span></text:p>
      <text:p text:style-name="P13"><text:span text:style-name="Strong_20_Emphasis"><text:span text:style-name="T68"/></text:span></text:p>
      <text:p text:style-name="P13"><text:span text:style-name="Strong_20_Emphasis"><text:span text:style-name="T68">snmptrap</text:span></text:span><text:span text:style-name="T68">: Envia mensagens de notificação (traps) para um gerenciador SNMP.</text:span></text:p>
      <text:p text:style-name="P13"><text:span text:style-name="Strong_20_Emphasis"><text:span text:style-name="T68">Exemplo</text:span></text:span><text:span text:style-name="T68">: </text:span><text:span text:style-name="Source_20_Text"><text:span text:style-name="T68">snmptrap -v 2c -c public 127.0.0.1 '' NET-SNMP-EXAMPLES-MIB::netSnmpExampleHeartbeatNotification</text:span></text:span><text:span text:style-name="T68"> </text:span></text:p>
      <text:p text:style-name="P13"><text:span text:style-name="Strong_20_Emphasis"><text:span text:style-name="T68"/></text:span></text:p>
      <text:p text:style-name="P13"><text:span text:style-name="Strong_20_Emphasis"><text:span text:style-name="T68">snmptrapd</text:span></text:span><text:span text:style-name="T68">: Demon que escuta e processa traps SNMP recebidas.</text:span></text:p>
      <text:p text:style-name="P13"><text:span text:style-name="Strong_20_Emphasis"><text:span text:style-name="T68">Exemplo</text:span></text:span><text:span text:style-name="T68">: </text:span><text:span text:style-name="Source_20_Text"><text:span text:style-name="T68">snmptrapd -f -Lo</text:span></text:span><text:span text:style-name="T68"> </text:span></text:p>
      <text:p text:style-name="P13"><text:span text:style-name="Strong_20_Emphasis"><text:span text:style-name="T68"/></text:span></text:p>
      <text:p text:style-name="P13"><text:soft-page-break/><text:span text:style-name="Strong_20_Emphasis"><text:span text:style-name="T68">snmptranslate</text:span></text:span><text:span text:style-name="T68">: Converte entre nomes de OIDs e suas representações numéricas.</text:span></text:p>
      <text:p text:style-name="P13"><text:span text:style-name="Strong_20_Emphasis"><text:span text:style-name="T68">Exemplo</text:span></text:span><text:span text:style-name="T68">: </text:span><text:span text:style-name="Source_20_Text"><text:span text:style-name="T68">snmptranslate -On SNMPv2-MIB::sysDescr.0</text:span></text:span><text:span text:style-name="T68"> </text:span></text:p>
      <text:p text:style-name="P13"><text:span text:style-name="Strong_20_Emphasis"><text:span text:style-name="T68"/></text:span></text:p>
      <text:p text:style-name="P13"><text:span text:style-name="Strong_20_Emphasis"><text:span text:style-name="T68">snmpstatus</text:span></text:span><text:span text:style-name="T68">: Fornece um resumo do status de um dispositivo SNMP.</text:span></text:p>
      <text:p text:style-name="P13"><text:span text:style-name="Strong_20_Emphasis"><text:span text:style-name="T68">Exemplo</text:span></text:span><text:span text:style-name="T68">: </text:span><text:span text:style-name="Source_20_Text"><text:span text:style-name="T68">snmpstatus -v 2c -c public 127.0.0.1</text:span></text:span><text:span text:style-name="T68"> </text:span></text:p>
      <text:p text:style-name="P13"><text:span text:style-name="Strong_20_Emphasis"><text:span text:style-name="T68"/></text:span></text:p>
      <text:p text:style-name="P13"><text:span text:style-name="Strong_20_Emphasis"><text:span text:style-name="T68">snmpdf</text:span></text:span><text:span text:style-name="T68">: Exibe informações de uso de disco semelhantes ao comando </text:span><text:span text:style-name="Source_20_Text"><text:span text:style-name="T68">df</text:span></text:span><text:span text:style-name="T68">, mas via SNMP.</text:span></text:p>
      <text:p text:style-name="P13"><text:span text:style-name="Strong_20_Emphasis"><text:span text:style-name="T68">Exemplo</text:span></text:span><text:span text:style-name="T68">: </text:span><text:span text:style-name="Source_20_Text"><text:span text:style-name="T68">snmpdf -v 2c -c public 127.0.0.1</text:span></text:span><text:span text:style-name="T68"> </text:span></text:p>
      <text:p text:style-name="P13"><text:span text:style-name="Strong_20_Emphasis"><text:span text:style-name="T68"/></text:span></text:p>
      <text:p text:style-name="P13"><text:span text:style-name="Strong_20_Emphasis"><text:span text:style-name="T68">mib2c</text:span></text:span><text:span text:style-name="T68">: Ferramenta que converte definições MIB em código C.</text:span></text:p>
      <text:p text:style-name="P13"><text:span text:style-name="Strong_20_Emphasis"><text:span text:style-name="T68">Exemplo</text:span></text:span><text:span text:style-name="T68">: </text:span><text:span text:style-name="Source_20_Text"><text:span text:style-name="T68">mib2c -c mib2c.scalar.conf myMIB</text:span></text:span><text:span text:style-name="T68"> </text:span></text:p>
      <text:p text:style-name="P13"><text:span text:style-name="Strong_20_Emphasis"><text:span text:style-name="T68"/></text:span></text:p>
      <text:p text:style-name="P13"><text:span text:style-name="Strong_20_Emphasis"><text:span text:style-name="T68">tkmib</text:span></text:span><text:span text:style-name="T68">: Navegador gráfico de MIB baseado em Perl/Tk.</text:span></text:p>
      <text:p text:style-name="P13"><text:span text:style-name="Strong_20_Emphasis"><text:span text:style-name="T68">Exemplo</text:span></text:span><text:span text:style-name="T68">: </text:span><text:span text:style-name="Source_20_Text"><text:span text:style-name="T68">tkmib</text:span></text:span><text:span text:style-name="T68"> </text:span></text:p>
      <text:p text:style-name="P13"><text:span text:style-name="Strong_20_Emphasis"><text:span text:style-name="T68"/></text:span></text:p>
      <text:p text:style-name="P13"><text:span text:style-name="Strong_20_Emphasis"><text:span text:style-name="T68">snmpusm</text:span></text:span><text:span text:style-name="T68">: Gerencia tabelas de segurança baseadas em usuário para SNMPv3.</text:span></text:p>
      <text:p text:style-name="P13"><text:span text:style-name="Strong_20_Emphasis"><text:span text:style-name="T68">Exemplo</text:span></text:span><text:span text:style-name="T68">: </text:span><text:span text:style-name="Source_20_Text"><text:span text:style-name="T68">snmpusm -v 3 -u myUser -l authPriv -a MD5 -A myAuthPass -x DES -X myPrivPass 127.0.0.1 create newUser</text:span></text:span><text:span text:style-name="T68"> </text:span></text:p>
      <text:p text:style-name="P13"><text:span text:style-name="Strong_20_Emphasis"><text:span text:style-name="T68"/></text:span></text:p>
      <text:p text:style-name="P13"><text:span text:style-name="Strong_20_Emphasis"><text:span text:style-name="T68">snmpvacm</text:span></text:span><text:span text:style-name="T68">: Gerencia configurações de controle de acesso baseado em visualização para SNMPv3.</text:span></text:p>
      <text:p text:style-name="P13"><text:span text:style-name="Strong_20_Emphasis"><text:span text:style-name="T68">Exemplo</text:span></text:span><text:span text:style-name="T68">: </text:span><text:span text:style-name="Source_20_Text"><text:span text:style-name="T68">snmpvacm -v 3 -u myUser -l authPriv -a MD5 -A myAuthPass -x DES -X myPrivPass 127.0.0.1 createView myView 1.3.6.1.2.1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hnschrift Light SemiCondensed" svg:font-family="'Bahnschrift Light SemiCondensed'"/>
    <style:font-face style:name="Bahnschrift Light SemiCondensed1" svg:font-family="'Bahnschrift Light SemiCondensed'" style:font-family-generic="roman" style:font-pitch="variable"/>
    <style:font-face style:name="Bahnschrift Light SemiCondensed2" svg:font-family="'Bahnschrift Light SemiCondensed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9:44:44.984720249</meta:creation-date>
    <dc:date>2025-06-27T13:22:33.386888083</dc:date>
    <meta:editing-duration>PT5H11M47S</meta:editing-duration>
    <meta:editing-cycles>72</meta:editing-cycles>
    <meta:generator>LibreOffice/24.2.7.2$Linux_X86_64 LibreOffice_project/420$Build-2</meta:generator>
    <meta:document-statistic meta:table-count="0" meta:image-count="0" meta:object-count="0" meta:page-count="4" meta:paragraph-count="61" meta:word-count="731" meta:character-count="4830" meta:non-whitespace-character-count="4143"/>
  </office:meta>
</office:document-meta>
</file>